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649cm" style:use-optimal-column-width="false"/>
    </style:style>
    <style:style style:name="co2" style:family="table-column">
      <style:table-column-properties style:column-width="3.66cm" style:use-optimal-column-width="false"/>
    </style:style>
    <style:style style:name="co3" style:family="table-column">
      <style:table-column-properties style:column-width="4.37cm" style:use-optimal-column-width="false"/>
    </style:style>
    <style:style style:name="co4" style:family="table-column">
      <style:table-column-properties style:column-width="20.094cm" style:use-optimal-column-width="false"/>
    </style:style>
    <style:style style:name="ro1" style:family="table-row">
      <style:table-row-properties style:row-height="1.912cm"/>
    </style:style>
    <style:style style:name="ro2" style:family="table-row">
      <style:table-row-properties style:row-height="1.201cm"/>
    </style:style>
    <style:style style:name="ro3" style:family="table-row">
      <style:table-row-properties style:row-height="1.10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port.Rminiproject</text:p>
          </draw:text-box>
        </draw:frame>
        <draw:frame presentation:style-name="pr2" draw:text-style-name="P2" draw:layer="layout" svg:width="17.78cm" svg:height="12.179cm" svg:x="6.604cm" svg:y="4.914cm" presentation:class="subtitle" presentation:user-transformed="true">
          <draw:text-box>
            <text:p text:style-name="P1">7.1 교차분석 검정결과</text:p>
            <text:p text:style-name="P1">7.2 t-검정 결과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25.553cm" svg:height="6.715cm" svg:x="1.39cm" svg:y="8.6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측정월</text:p>
              </table:table-cell>
              <table:covered-table-cell/>
              <table:table-cell>
                <text:p>좋음</text:p>
              </table:table-cell>
              <table:table-cell>
                <text:p>보통</text:p>
              </table:table-cell>
              <table:table-cell>
                <text:p>나쁨</text:p>
              </table:table-cell>
              <table:table-cell>
                <text:p>X-squared</text:p>
              </table:table-cell>
              <table:table-cell>
                <text:p>유의확률(p)</text:p>
              </table:table-cell>
            </table:table-row>
            <table:table-row table:style-name="ro2" table:default-cell-style-name="gray2">
              <table:table-cell>
                <text:p>1월</text:p>
              </table:table-cell>
              <table:table-cell>
                <text:p>관찰빈도</text:p>
              </table:table-cell>
              <table:table-cell>
                <text:p>17.7%</text:p>
              </table:table-cell>
              <table:table-cell>
                <text:p>64.93%</text:p>
              </table:table-cell>
              <table:table-cell>
                <text:p>17.34%</text:p>
              </table:table-cell>
              <table:table-cell table:number-rows-spanned="4">
                <text:p>216.02</text:p>
                <text:p/>
                <text:p>(한계값:5.991)</text:p>
              </table:table-cell>
              <table:table-cell table:number-rows-spanned="4">
                <text:p>2.2e-16</text:p>
              </table:table-cell>
            </table:table-row>
            <table:table-row table:style-name="ro2" table:default-cell-style-name="gray1">
              <table:table-cell/>
              <table:table-cell>
                <text:p>측정빈도</text:p>
              </table:table-cell>
              <table:table-cell>
                <text:p>191</text:p>
              </table:table-cell>
              <table:table-cell>
                <text:p>700</text:p>
              </table:table-cell>
              <table:table-cell>
                <text:p>187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>8월</text:p>
              </table:table-cell>
              <table:table-cell>
                <text:p>관찰빈도</text:p>
              </table:table-cell>
              <table:table-cell>
                <text:p>32.22%</text:p>
              </table:table-cell>
              <table:table-cell>
                <text:p>66.61%</text:p>
              </table:table-cell>
              <table:table-cell>
                <text:p>1.16%</text:p>
              </table:table-cell>
              <table:covered-table-cell table:number-rows-spanned="2"/>
              <table:covered-table-cell table:number-rows-spanned="2"/>
            </table:table-row>
            <table:table-row table:style-name="ro2" table:default-cell-style-name="gray1">
              <table:table-cell/>
              <table:table-cell>
                <text:p>측정빈도</text:p>
              </table:table-cell>
              <table:table-cell>
                <text:p>387</text:p>
              </table:table-cell>
              <table:table-cell>
                <text:p>800</text:p>
              </table:table-cell>
              <table:table-cell>
                <text:p>14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7-1.교차분석 검정보고서(카이제곱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7-2. t-검정 보고서</text:p>
          </draw:text-box>
        </draw:frame>
        <draw:frame draw:style-name="standard" draw:layer="layout" svg:width="24.463cm" svg:height="14.307cm" svg:x="1.742cm" svg:y="5.43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 table:number-rows-spanned="2">
                <text:p>가설설정</text:p>
              </table:table-cell>
              <table:table-cell>
                <text:p>연구가설(H1) : 8월보다(여름) 1월(겨울)에 서울시의 미세먼지 농도가 다르다.</text:p>
              </table:table-cell>
            </table:table-row>
            <table:table-row table:style-name="ro3" table:default-cell-style-name="gray2">
              <table:covered-table-cell/>
              <table:table-cell>
                <text:p>귀무가설(H0) : 8월보다 1월의 서울시 미세먼지 농도가 다르지 않다.</text:p>
              </table:table-cell>
            </table:table-row>
            <table:table-row table:style-name="ro3" table:default-cell-style-name="gray1">
              <table:table-cell>
                <text:p>연구환경</text:p>
              </table:table-cell>
              <table:table-cell>
                <text:p>계절별로 서울시의 미세먼지 농도 차이가 있는지(겨울&gt;여름)를 확인하기 위하여 서울 열린 데이터 광장(<text:a xlink:href="http://data.seoul.go.kr/" xlink:type="simple">http://data.seoul.go.kr/</text:a>) 에서 일별 서울시 구별 미세먼지 데이터를 사용하여 상관분석 및 t검정 수행.</text:p>
              </table:table-cell>
            </table:table-row>
            <table:table-row table:style-name="ro3" table:default-cell-style-name="gray2">
              <table:table-cell>
                <text:p>유의수준</text:p>
              </table:table-cell>
              <table:table-cell>
                <text:p>Alpha = 0.05 (5%)</text:p>
              </table:table-cell>
            </table:table-row>
            <table:table-row table:style-name="ro3" table:default-cell-style-name="gray1">
              <table:table-cell>
                <text:p>분석방법</text:p>
              </table:table-cell>
              <table:table-cell>
                <text:p>독립표본 t검정</text:p>
              </table:table-cell>
            </table:table-row>
            <table:table-row table:style-name="ro3" table:default-cell-style-name="gray2">
              <table:table-cell>
                <text:p>검정통계량</text:p>
              </table:table-cell>
              <table:table-cell>
                <text:p>t = 19.826, df = 1679.6</text:p>
              </table:table-cell>
            </table:table-row>
            <table:table-row table:style-name="ro3" table:default-cell-style-name="gray1">
              <table:table-cell>
                <text:p>유의확률</text:p>
              </table:table-cell>
              <table:table-cell>
                <text:p>P = &lt; 2.2e-16</text:p>
              </table:table-cell>
            </table:table-row>
            <table:table-row table:style-name="ro3" table:default-cell-style-name="gray2">
              <table:table-cell>
                <text:p>결과해석</text:p>
              </table:table-cell>
              <table:table-cell>
                <text:p>유의수준 0.05에서 귀무가설이 기각되었다. 따라서 <text:s/>1월과 8월의 서울시 미세먼지 농도는 차이를 보인다고 할수 있다. 즉, 서울시 1월의 미세먼지 농도가 8월의 미세먼지 농도보다 더 크다고 할 수 있다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05:25.517057118</meta:creation-date>
    <dc:date>2017-06-15T11:50:04.958133958</dc:date>
    <meta:editing-duration>PT34M5S</meta:editing-duration>
    <meta:editing-cycles>8</meta:editing-cycles>
    <meta:generator>LibreOffice/5.1.6.2$Linux_X86_64 LibreOffice_project/10m0$Build-2</meta:generator>
    <meta:document-statistic meta:object-count="33"/>
  </office:meta>
</office:document-meta>
</file>